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DDDDD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DAE3F3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B4C7E7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DAE3F3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AE3F3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C5E0B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4C7E7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DAE3F3" style:repeat-content="false"/>
      <style:paragraph-properties fo:text-align="center"/>
    </style:style>
    <style:style style:name="ce13" style:family="table-cell" style:parent-style-name="Is0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C5E0B4" style:repeat-content="false"/>
      <style:paragraph-properties fo:text-align="center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DAE3F3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B4C7E7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DAE3F3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AE3F3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  <style:style style:name="ce20" style:family="table-cell" style:parent-style-name="Is0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  <style:map style:condition="of:cell-content()=0" style:apply-style-name="cf5"/>
      <style:map style:condition="of:cell-content()=1" style:apply-style-name="cf6"/>
      <style:map style:condition="of:cell-content()=&quot;x&quot;" style:apply-style-name="cf4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07" table:default-cell-style-name="ce1"/>
        <table:table-column table:style-name="co5" table:number-columns-repeated="5" table:default-cell-style-name="ce1"/>
        <table:table-column table:style-name="co6" table:number-columns-repeated="15360" table:default-cell-style-name="ce1"/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5">
            <text:p>Int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7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7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7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8">
            <text:p>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Note</text:p>
          </table:table-cell>
          <table:table-cell office:value-type="string" table:number-columns-spanned="9" table:number-rows-spanned="1" table:style-name="ce14">
            <text:p>Input</text:p>
          </table:table-cell>
          <table:covered-table-cell table:number-columns-repeated="8"/>
          <table:table-cell office:value-type="string" table:style-name="ce7">
            <text:p>Output</text:p>
          </table:table-cell>
          <table:table-cell table:style-name="ce1"/>
          <table:table-cell table:number-columns-repeated="16372" table:style-name="ce8"/>
        </table:table-row>
        <table:table-row table:style-name="ro1">
          <table:table-cell office:value-type="string" table:style-name="ce9">
            <text:p>(Interrupt)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9">
            <text:p>0x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JMP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CALL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IF[S/R]M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0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IF[S/R]A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float" office:value="1" table:style-name="ce19">
            <text:p>1</text:p>
          </table:table-cell>
          <table:table-cell office:value-type="string" table:style-name="ce12">
            <text:p>0x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(Reserved = NOP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float" office:value="0" table:style-name="ce19">
            <text:p>0</text:p>
          </table:table-cell>
          <table:table-cell office:value-type="string" table:style-name="ce11">
            <text:p>0x1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(Reserved = NOP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1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RTRN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RTRNI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0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POP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0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PUSH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0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GROW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0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SHRINK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0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STL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0b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TS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0c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POPM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0d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PUSHM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0e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COMPB(C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1">
            <text:p>0x0f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ADDLB(C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2">
            <text:p>0x10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ADD(LA)(C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11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UB(L)(C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12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[AND/OR/XOR](L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13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HFT[R/L](L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14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NOTA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15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(Reserved = NOP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1e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V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16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LD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17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VO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string" table:style-name="ce11">
            <text:p>0x18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LDO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x</text:p>
          </table:table-cell>
          <table:table-cell office:value-type="string" table:style-name="ce12">
            <text:p>0x19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(Reserved = NOP)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1e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LIT[A/B]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x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1a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CPY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1b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SWP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1c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HALT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11">
            <text:p>0x1d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NOP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2">
            <text:p>0x1e</text:p>
          </table:table-cell>
          <table:table-cell table:number-columns-repeated="16373"/>
        </table:table-row>
        <table:table-row table:number-rows-repeated="1048538" table:style-name="ro2">
          <table:table-cell table:number-columns-repeated="16384"/>
        </table:table-row>
      </table:table>
      <table:database-ranges>
        <table:database-range table:target-range-address="Sheet1.A5:Sheet1.AMJ38" table:name="__Anonymous_Sheet_DB__0" table:contains-header="false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DDDDDD"/>
    </style:style>
    <style:style style:name="cf2" style:family="table-cell" style:data-style-name="N0">
      <style:table-cell-properties style:vertical-align="automatic" fo:background-color="#B4C7DC"/>
    </style:style>
    <style:style style:name="cf3" style:family="table-cell" style:data-style-name="N0">
      <style:table-cell-properties style:vertical-align="automatic" fo:background-color="#B0D6FF"/>
    </style:style>
    <style:style style:name="ConditionalStyle_61" style:family="table-cell" style:data-style-name="N0">
      <style:table-cell-properties style:vertical-align="automatic" fo:background-color="#BFBFB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1_1_1" style:family="table-cell" style:data-style-name="N0">
      <style:table-cell-properties style:vertical-align="automatic" fo:background-color="#969696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B4C7DC"/>
    </style:style>
    <style:style style:name="Is1" style:family="table-cell" style:data-style-name="N0">
      <style:table-cell-properties style:vertical-align="automatic" fo:background-color="#B0D6FF"/>
    </style:style>
    <style:style style:name="IsX" style:family="table-cell" style:data-style-name="N0">
      <style:table-cell-properties style:vertical-align="automatic" fo:background-color="#DDDDD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able-cell-properties fo:background-color="#DDDDDD"/>
      <style:text-properties fo:color="#000000" style:font-family-generic="swiss"/>
    </style:style>
    <style:style style:name="cf5" style:family="table-cell">
      <style:table-cell-properties fo:background-color="#B4C7DC"/>
      <style:text-properties fo:color="#000000" style:font-family-generic="swiss"/>
    </style:style>
    <style:style style:name="cf6" style:family="table-cell">
      <style:table-cell-properties fo:background-color="#B0D6FF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pschilk</dc:creator>
    <meta:creation-date>2021-05-01T10:50:09Z</meta:creation-date>
    <dc:date>2022-02-14T19:52:54Z</dc:date>
    <meta:editing-cycles>9</meta:editing-cycles>
    <meta:editing-duration>PT2220S</meta:editing-duration>
  </office:meta>
</office:document-meta>
</file>